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F1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false"/>
    </style:style>
    <style:style style:name="P2" style:family="paragraph" style:parent-style-name="Standard">
      <style:paragraph-properties fo:margin-top="0cm" fo:margin-bottom="0.282cm" loext:contextual-spacing="false" fo:line-height="150%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top="0cm" fo:margin-bottom="0.282cm" loext:contextual-spacing="false" fo:line-height="150%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4.501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2pt" style:font-size-asian="12pt" style:font-name-complex="F1" style:font-size-complex="12pt"/>
    </style:style>
    <style:style style:name="P7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</style:style>
    <style:style style:name="P8" style:family="paragraph" style:parent-style-name="Standard">
      <style:paragraph-properties fo:margin-left="4.752cm" fo:margin-right="0cm" fo:margin-top="0cm" fo:margin-bottom="0cm" loext:contextual-spacing="false" fo:line-height="150%" fo:text-align="justify" style:justify-single-word="false" fo:text-indent="-4.752cm" style:auto-text-indent="false">
        <style:tab-stops>
          <style:tab-stop style:position="4.501cm"/>
        </style:tab-stops>
      </style:paragraph-properties>
    </style:style>
    <style:style style:name="P9" style:family="paragraph" style:parent-style-name="Standard">
      <style:paragraph-properties fo:margin-left="4.752cm" fo:margin-right="0cm" fo:margin-top="0cm" fo:margin-bottom="0cm" loext:contextual-spacing="false" fo:line-height="150%" fo:text-align="justify" style:justify-single-word="false" fo:text-indent="-4.752cm" style:auto-text-indent="false">
        <style:tab-stops>
          <style:tab-stop style:position="4.501cm"/>
        </style:tab-stops>
      </style:paragraph-properties>
      <style:text-properties style:font-name="Times New Roman" fo:font-size="12pt" fo:font-style="italic" style:font-size-asian="12pt" style:font-style-asian="italic" style:font-name-complex="F1" style:font-size-complex="12pt" style:font-style-complex="italic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fo:font-weight="bold" style:font-size-asian="12pt" style:font-weight-asian="bold" style:font-name-complex="F1" style:font-size-complex="12pt" style:font-weight-complex="bold"/>
    </style:style>
    <style:style style:name="T3" style:family="text">
      <style:text-properties style:font-name="Times New Roman" fo:font-size="12pt" style:font-size-asian="12pt" style:font-name-complex="F1" style:font-size-complex="12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language="id" fo:country="ID" style:font-size-asian="12pt" style:font-name-complex="F1" style:font-size-complex="12pt"/>
    </style:style>
    <style:style style:name="T6" style:family="text">
      <style:text-properties style:font-name="Times New Roman" fo:font-size="12pt" fo:font-style="italic" style:font-size-asian="12pt" style:font-style-asian="italic" style:font-name-complex="F1" style:font-size-complex="12pt" style:font-style-complex="italic"/>
    </style:style>
    <style:style style:name="T7" style:family="text">
      <style:text-properties style:font-name="F" fo:font-size="12pt" fo:font-weight="bold" style:font-size-asian="12pt" style:font-weight-asian="bold" style:font-name-complex="F1" style:font-size-complex="12pt" style:font-weight-complex="bold"/>
    </style:style>
    <style:style style:name="T8" style:family="text">
      <style:text-properties style:font-name="F" fo:font-size="12pt" style:font-size-asian="12pt" style:font-name-complex="F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DAFTAR RIWAYAT HIDUP</text:span></text:p>
      <text:p text:style-name="P6"/>
      <text:p text:style-name="P5"><text:span text:style-name="T3">Nama<text:tab/>: Ma’mun Amri</text:span></text:p>
      <text:p text:style-name="P5"><text:span text:style-name="T5">NPM<text:tab/>: 1</text:span><text:span text:style-name="T3">101161096</text:span></text:p>
      <text:p text:style-name="P5"><text:span text:style-name="T3">Tempat</text:span><text:span text:style-name="T5"> </text:span><text:span text:style-name="T3">Tanggal</text:span><text:span text:style-name="T5"> </text:span><text:span text:style-name="T3">Lahir<text:tab/>: Serang, </text:span><text:bookmark text:name="_GoBack"/><text:span text:style-name="T3">11 Febuari</text:span><text:span text:style-name="T5"> 199</text:span><text:span text:style-name="T3">7</text:span></text:p>
      <text:p text:style-name="P5"><text:span text:style-name="T3">Jenis</text:span><text:span text:style-name="T5"> </text:span><text:span text:style-name="T3">Kelamin<text:tab/>: Laki-laki</text:span></text:p>
      <text:p text:style-name="P5"><text:span text:style-name="T3">Agama<text:tab/>: Islam</text:span></text:p>
      <text:p text:style-name="P5"><text:span text:style-name="T3">Kewarganegaraan<text:tab/>: Indonesia</text:span></text:p>
      <text:p text:style-name="P8"><text:span text:style-name="T3">Alamat<text:tab/>: Kp. Pandelekan RT/RW 006/002 Ds. Warakas Kec. Binuang, Kab. Serang Prov. Banten</text:span></text:p>
      <text:p text:style-name="P8"><text:span text:style-name="T3">Email<text:tab/>: </text:span><text:span text:style-name="T6">mamunamri1112@gmail.com</text:span><text:span text:style-name="T3"><text:tab/></text:span></text:p>
      <text:p text:style-name="P8"><text:span text:style-name="T3">No.Telpon<text:tab/>: 083875530005</text:span></text:p>
      <text:p text:style-name="P9"/>
      <text:p text:style-name="P4"><text:span text:style-name="T3">Pendidikan:</text:span></text:p>
      <text:p text:style-name="P5"><text:span text:style-name="T5">200</text:span><text:span text:style-name="T3">4</text:span><text:span text:style-name="T5"> - 200</text:span><text:span text:style-name="T3">9<text:tab/>: SDN Warakas 2</text:span></text:p>
      <text:p text:style-name="P5"><text:span text:style-name="T3">2009 - 20</text:span><text:span text:style-name="T5">1</text:span><text:span text:style-name="T3">2<text:tab/>: </text:span><text:bookmark-start text:name="__DdeLink__941_618700712"/><text:span text:style-name="T3">MTs Tafiijul Ahkam Cikiray</text:span><text:bookmark-end text:name="__DdeLink__941_618700712"/><text:span text:style-name="T3"> </text:span></text:p>
      <text:p text:style-name="P5"><text:span text:style-name="T3">20</text:span><text:span text:style-name="T5">1</text:span><text:span text:style-name="T3">2 - 2015<text:tab/>: MA Tafiijul Ahkam Cikiray</text:span></text:p>
      <text:p text:style-name="P5"><text:span text:style-name="T3">2016 - sekarang<text:tab/>: Universitas</text:span><text:span text:style-name="T5"> Banten Jaya Serang </text:span></text:p>
      <text:p text:style-name="P1"/>
      <text:p text:style-name="P3"><text:span text:style-name="T4">Demikian Daftar Riwayat Hidup ini saya buat dengan sebenar-benarnya, semoga dapat di gunakan sebagaimana mestinya.</text:span></text:p>
      <text:p text:style-name="P2"/>
      <text:p text:style-name="P2"/>
      <text:p text:style-name="P2"/>
      <text:p text:style-name="P3"><text:span text:style-name="T4"><text:tab/><text:tab/><text:tab/><text:tab/><text:tab/><text:tab/><text:tab/>Hormat Saya,</text:span></text:p>
      <text:p text:style-name="P2"/>
      <text:p text:style-name="P2"/>
      <text:p text:style-name="P3"><text:span text:style-name="T4"><text:tab/><text:tab/><text:tab/><text:tab/><text:tab/><text:tab/><text:tab/> <text:s/>(Ma’mun Amri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F1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0pt" style:language-asian="en" style:country-asian="US" style:font-name-complex="F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id" fo:country="ID" style:letter-kerning="false" style:font-name-asian="Calibri1" style:font-size-asian="10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1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1:46:00</meta:creation-date>
    <meta:initial-creator>Tya</meta:initial-creator>
    <dc:language>id-ID</dc:language>
    <meta:print-date>2018-07-12T02:06:00</meta:print-date>
    <dc:date>2019-07-08T20:03:52</dc:date>
    <meta:editing-cycles>6</meta:editing-cycles>
    <meta:editing-duration>PT14M</meta:editing-duration>
    <meta:generator>LibreOffice/6.0.7.3$Linux_X86_64 LibreOffice_project/00m0$Build-3</meta:generator>
    <meta:document-statistic meta:table-count="0" meta:image-count="0" meta:object-count="0" meta:page-count="1" meta:paragraph-count="18" meta:word-count="99" meta:character-count="631" meta:non-whitespace-character-count="531"/>
    <meta:user-defined meta:name="AppVersion">12.0000</meta:user-defined>
    <meta:user-defined meta:name="Company">Ctrl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